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Images zijn geoptimaliseerd</text:p>
      <text:p text:style-name="Normal"/>
      <text:p text:style-name="Normal"><draw:frame draw:z-index="251658240" draw:style-name="a0" draw:name="Picture 2" text:anchor-type="paragraph" svg:x="-0.30903in" svg:y="4.73472in" svg:width="7.3in" svg:height="4.10625in" style:rel-width="scale" style:rel-height="scale"><draw:image xlink:href="media/image1.png" xlink:type="simple" xlink:show="embed" xlink:actuate="onLoad"/><svg:title/><svg:desc/></draw:frame><draw:frame draw:z-index="251659264" draw:style-name="a1" draw:name="Picture 1" text:anchor-type="paragraph" svg:x="-0.37569in" svg:y="0.00417in" svg:width="7.45in" svg:height="4.19028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rebuchet MS" style:font-name-asian="Trebuchet M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text-properties style:font-name="Trebuchet MS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Trebuchet MS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htoe, Ronica  (student)</meta:initial-creator>
    <dc:creator>Sahtoe, Ronica  (student)</dc:creator>
    <meta:creation-date>2018-11-27T13:52:00Z</meta:creation-date>
    <dc:date>2018-11-27T13:55:00Z</dc:date>
    <meta:template xlink:href="Normal.dotm" xlink:type="simple"/>
    <meta:editing-cycles>1</meta:editing-cycles>
    <meta:editing-duration>PT180S</meta:editing-duration>
    <meta:document-statistic meta:page-count="1" meta:paragraph-count="1" meta:word-count="4" meta:character-count="31" meta:row-count="1" meta:non-whitespace-character-count="28"/>
  </office:meta>
</office:document-meta>
</file>